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neto,</text:p>
      <text:p text:style-name="Normal">V tento svatý den lásky ti chci připomenout něco neuvěřitelně zvláštního, co mezi námi existuje - naše sdílené andělské číslo. Šest, symbol harmonie a ochrany, nás spojuje pod křídly archanděla Michaela, strážce pravdy a spravedlnosti. Toto číslo nám nepřináší jen společný osud, ale i poslání - být silou síly v těch nejtěžších chvílích. Věřím, že když stojíme bok po boku, neexistuje krize, kterou bychom společně nepřekonali. Nejen dnes, v den svatého Valentýna, ale každý den, buďme pro sebe vzájemným zdrojem síly a inspirace.</text:p>
      <text:p text:style-name="Normal">Ve světle našeho sdíleného čísla ti přeji, aby tvůj život byl naplněn vším, po čem toužíš, a aby tvůj anděl strážný tě neustále chránil a vedl k pravdě a lásce. Nezapomeň, že i v nejtěžších bouřích je někdo, kdo stojí po tvém boku, s andělským číslem 6 v srdci a s nekonečnou vírou ve tvou sílu a světlo.</text:p>
      <text:p text:style-name="Normal">S láskou a obdivem na naší společné cestě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